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8A9C0B43F5D4138B6D.png" manifest:media-type="image/png"/>
  <manifest:file-entry manifest:full-path="Pictures/1000071100000F7D00000E4BEF54BCD52BBAD270.svg" manifest:media-type="image/svg+xml"/>
  <manifest:file-entry manifest:full-path="Pictures/10000201000001330000014E95E0CF3E77582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84cm" fo:min-width="3.036cm"/>
    </style:style>
    <style:style style:name="gr4" style:family="graphic" style:parent-style-name="standard">
      <style:graphic-properties draw:textarea-horizontal-align="justify" draw:textarea-vertical-align="middle" draw:auto-grow-height="false" fo:min-height="2.014cm" fo:min-width="2.8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xml:id="id1" draw:id="id1" draw:layer="layout" svg:width="4.026cm" svg:height="4.494cm" svg:x="7.8cm" svg:y="7.506cm">
          <draw:image xlink:href="Pictures/10000201000001330000014E95E0CF3E7758255C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suario <text:s text:c="3"/></text:p>
          </draw:image>
        </draw:frame>
        <draw:connector draw:style-name="gr2" draw:text-style-name="P1" draw:layer="layout" svg:x1="9.813cm" svg:y1="12cm" svg:x2="9.813cm" svg:y2="12cm" draw:start-shape="id1" draw:start-glue-point="2" draw:end-shape="id1" draw:end-glue-point="2" svg:d="M9813 12000z" svg:viewBox="0 0 1 1">
          <text:p/>
        </draw:connector>
        <draw:frame draw:style-name="gr1" draw:text-style-name="P2" xml:id="id6" draw:id="id6" draw:layer="layout" svg:width="3.964cm" svg:height="3.658cm" svg:x="21.036cm" svg:y="13.542cm">
          <draw:image xlink:href="Pictures/1000071100000F7D00000E4BEF54BCD52BBAD270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Sistema</text:p>
          </draw:image>
          <draw:image xlink:href="Pictures/10000201000000960000008A9C0B43F5D4138B6D.png" xlink:type="simple" xlink:show="embed" xlink:actuate="onLoad"/>
        </draw:frame>
        <draw:custom-shape draw:style-name="gr3" draw:text-style-name="P1" xml:id="id5" draw:id="id5" draw:layer="layout" svg:width="5cm" svg:height="3.3cm" svg:x="20.5cm" svg:y="3.4cm">
          <text:p text:style-name="P1">Monotorizar</text:p>
          <text:p text:style-name="P1">ejecu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cm" svg:height="3.3cm" svg:x="1.7cm" svg:y="8.1cm">
          <text:p text:style-name="P1">Ejecutar </text:p>
          <text:p text:style-name="P1">proyec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5cm" svg:height="3.3cm" svg:x="13.9cm" svg:y="8.1cm">
          <text:p text:style-name="P1">Visualizar</text:p>
          <text:p text:style-name="P1">ejecu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5cm" svg:height="3.3cm" svg:x="7.3cm" svg:y="2.4cm">
          <text:p text:style-name="P1">Listar </text:p>
          <text:p text:style-name="P1">ejecuc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7cm" svg:y1="9.75cm" svg:x2="7.8cm" svg:y2="9.753cm" draw:start-shape="id2" draw:end-shape="id1" svg:d="M6700 9750h551v3h549" svg:viewBox="0 0 1101 4">
          <text:p/>
        </draw:connector>
        <draw:connector draw:style-name="gr2" draw:text-style-name="P1" draw:layer="layout" svg:x1="9.8cm" svg:y1="5.7cm" svg:x2="9.813cm" svg:y2="7.506cm" draw:start-shape="id3" draw:end-shape="id1" svg:d="M9800 5700v904h13v902" svg:viewBox="0 0 14 1807">
          <text:p/>
        </draw:connector>
        <draw:connector draw:style-name="gr2" draw:text-style-name="P1" draw:layer="layout" svg:x1="12.3cm" svg:y1="4.05cm" svg:x2="16.4cm" svg:y2="8.1cm" draw:start-shape="id3" draw:start-glue-point="10" draw:end-shape="id4" draw:end-glue-point="4" svg:d="M12300 4050h4100v4050" svg:viewBox="0 0 4101 4051">
          <text:p/>
        </draw:connector>
        <draw:connector draw:style-name="gr2" draw:text-style-name="P1" draw:layer="layout" svg:x1="23cm" svg:y1="6.7cm" svg:x2="23.018cm" svg:y2="13.542cm" draw:start-shape="id5" draw:start-glue-point="8" draw:end-shape="id6" svg:d="M23000 6700v3422h18v3420" svg:viewBox="0 0 19 6843">
          <text:p/>
        </draw:connector>
        <draw:connector draw:style-name="gr2" draw:text-style-name="P1" draw:layer="layout" svg:x1="11.826cm" svg:y1="9.753cm" svg:x2="13.9cm" svg:y2="9.75cm" draw:start-shape="id1" draw:start-glue-point="1" draw:end-shape="id4" draw:end-glue-point="6" svg:d="M11826 9753h1037v-3h1037" svg:viewBox="0 0 2075 4">
          <text:p/>
        </draw:connector>
        <draw:custom-shape draw:style-name="gr4" draw:text-style-name="P1" xml:id="id7" draw:id="id7" draw:layer="layout" svg:width="4.8cm" svg:height="3.2cm" svg:x="14cm" svg:y="15cm">
          <text:p text:style-name="P1">Finalizacion de</text:p>
          <text:p text:style-name="P1">Ejecuc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4cm" svg:y1="11.4cm" svg:x2="16.4cm" svg:y2="15cm" draw:start-shape="id4" draw:start-glue-point="8" draw:end-shape="id7" draw:end-glue-point="4" svg:d="M16400 11400v3600" svg:viewBox="0 0 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0:10:45.711071723</meta:creation-date>
    <dc:date>2017-04-03T19:28:57.692187574</dc:date>
    <meta:editing-duration>PT3H17M7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